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2.638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727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417cm"/>
    </style:style>
    <style:style style:name="co9" style:family="table-column">
      <style:table-column-properties fo:break-before="auto" style:column-width="5.916cm"/>
    </style:style>
    <style:style style:name="co10" style:family="table-column">
      <style:table-column-properties fo:break-before="auto" style:column-width="4.681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ample-spreadsheet-file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 style:data-style-name="N0">
      <style:table-cell-properties fo:background-color="transparent" fo:padding="0.071cm"/>
    </style:style>
    <style:style style:name="ce3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-spreadsheet-fi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7" table:default-cell-style-name="ce1"/>
        <table:table-column table:style-name="co1" table:number-columns-repeated="16127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ldon Base for stackable storage shelf, platinum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213.25" calcext:value-type="float">
            <text:p>-213,25</text:p>
          </table:table-cell>
          <table:table-cell office:value-type="float" office:value="38.94" calcext:value-type="float">
            <text:p>38,9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47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style-name="ce2" office:value-type="string" calcext:value-type="string">
            <text:p>1.7 Cubic Foot Compact "Cube" Office Refrigerators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57.81" calcext:value-type="float">
            <text:p>457,81</text:p>
          </table:table-cell>
          <table:table-cell office:value-type="float" office:value="208.16" calcext:value-type="float">
            <text:p>208,16</text:p>
          </table:table-cell>
          <table:table-cell office:value-type="float" office:value="68.02" calcext:value-type="float">
            <text:p>68,0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6.7075" calcext:value-type="float">
            <text:p>46,71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47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" office:value-type="string" calcext:value-type="string">
            <text:p>R380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483" calcext:value-type="float">
            <text:p>483</text:p>
          </table:table-cell>
          <table:table-cell office:value-type="float" office:value="1198.971" calcext:value-type="float">
            <text:p>1198,97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247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" office:value-type="string" calcext:value-type="string">
            <text:p>Holmes HEPA Air Purifier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30.94" calcext:value-type="float">
            <text:p>30,94</text:p>
          </table:table-cell>
          <table:table-cell office:value-type="float" office:value="21.78" calcext:value-type="float">
            <text:p>21,78</text:p>
          </table:table-cell>
          <table:table-cell office:value-type="float" office:value="5.94" calcext:value-type="float">
            <text:p>5,9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47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" office:value-type="string" calcext:value-type="string">
            <text:p>G.E. Longer-Life Indoor Recessed Floodlight Bulb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4.43" calcext:value-type="float">
            <text:p>4,43</text:p>
          </table:table-cell>
          <table:table-cell office:value-type="float" office:value="6.64" calcext:value-type="float">
            <text:p>6,64</text:p>
          </table:table-cell>
          <table:table-cell office:value-type="float" office:value="4.95" calcext:value-type="float">
            <text:p>4,9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47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" office:value-type="string" calcext:value-type="string">
            <text:p>Angle-D Binders with Locking Rings, Label Holders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-54.0385" calcext:value-type="float">
            <text:p>-54,04</text:p>
          </table:table-cell>
          <table:table-cell office:value-type="float" office:value="7.3" calcext:value-type="float">
            <text:p>7,3</text:p>
          </table:table-cell>
          <table:table-cell office:value-type="float" office:value="7.72" calcext:value-type="float">
            <text:p>7,7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" office:value-type="string" calcext:value-type="string">
            <text:p>SAFCO Mobile Desk Side File, Wire Frame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127.7" calcext:value-type="float">
            <text:p>127,70</text:p>
          </table:table-cell>
          <table:table-cell office:value-type="float" office:value="42.76" calcext:value-type="float">
            <text:p>42,76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" office:value-type="string" calcext:value-type="string">
            <text:p>SAFCO Commercial Wire Shelving, Black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643" calcext:value-type="float">
            <text:p>643</text:p>
          </table:table-cell>
          <table:table-cell office:value-type="float" office:value="-695.26" calcext:value-type="float">
            <text:p>-695,26</text:p>
          </table:table-cell>
          <table:table-cell office:value-type="float" office:value="138.14" calcext:value-type="float">
            <text:p>138,1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247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" office:value-type="string" calcext:value-type="string">
            <text:p>Xerox 198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678" calcext:value-type="float">
            <text:p>678</text:p>
          </table:table-cell>
          <table:table-cell office:value-type="float" office:value="-226.36" calcext:value-type="float">
            <text:p>-226,36</text:p>
          </table:table-cell>
          <table:table-cell office:value-type="float" office:value="4.98" calcext:value-type="float">
            <text:p>4,98</text:p>
          </table:table-cell>
          <table:table-cell office:value-type="float" office:value="8.33" calcext:value-type="float">
            <text:p>8,3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47"/>
        </table:table-row>
        <table:table-row table:style-name="ro1" table:number-rows-repeated="104856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$</number:text>
      <number:number number:decimal-places="0" number:min-decimal-places="0" number:min-integer-digits="1" number:grouping="true"/>
    </number:number-style>
    <number:number-style style:name="N127">
      <number:text>-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</number:number-style>
    <number:number-style style:name="N129">
      <number:text>-$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$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use-window-font-color="true" style:font-name="MS Sans Serif1" fo:font-family="'MS Sans Serif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21">
      <style:table-cell-properties fo:padding="0.071cm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spreadsheet-file" style:display-name="PageStyle_Sample-spreadsheet-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/>
    <meta:creation-date>2009-03-28T06:19:14</meta:creation-date>
    <dc:creator/>
    <dc:date>2015-09-12T23:21:01</dc:date>
    <meta:document-statistic meta:table-count="1" meta:cell-count="98" meta:object-count="0"/>
    <meta:generator>LibreOffice/24.2.3.2$Linux_X86_64 LibreOffice_project/420$Build-2</meta:generator>
  </office:meta>
</office:document-meta>
</file>